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55"/>
    <style:style style:family="table-row" style:name="row66"/>
    <style:style style:family="table-row" style:name="row77"/>
    <style:style style:family="table-row" style:name="row88"/>
    <style:style style:family="table-row" style:name="row99"/>
    <style:style style:family="table-row" style:name="row1010"/>
    <style:style style:family="table-row" style:name="row1111"/>
    <style:style style:family="table-row" style:name="row1212"/>
    <style:style style:family="table-row" style:name="row1313"/>
    <style:style style:family="table-row" style:name="row1414"/>
    <style:style style:family="table-row" style:name="row1414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160"/>
    <style:style style:family="table-row" style:name="row171"/>
    <style:style style:family="table-row" style:name="row182"/>
    <style:style style:family="table-row" style:name="row193"/>
    <style:style style:family="table-row" style:name="row204"/>
    <style:style style:family="table-row" style:name="row215"/>
    <style:style style:family="table-row" style:name="row215"/>
    <style:style style:family="table-cell" style:parent-style-name="Default" style:name="cell {0}">
      <style:table-cell-properties fo:padding="0.097cm" fo:border="0.002cm solid #000000"/>
    </style:style>
    <style:style style:family="table-row" style:name="row230"/>
    <style:style style:family="table-row" style:name="row241"/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риключения в СкайПарке   Цена: 100руб.   Продолжительность: 1   Курорт: Красная поляна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Всей семьей в Сочи-Парк   Цена: 1000руб.   Продолжительность: 1   Курорт: Сочи   Даты тура: c Января до Декабря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Ценопад на путевки в Сочи   Цена: 9030руб.   Продолжительность: 7   Курорт: Сочи   Даты тура: c Октября до Октября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Летний отдых 2015 в АкваЛоо   Цена: 1500руб.   Продолжительность: 1   Курорт: Лазаревское   Даты тура: c Января до Декабря</text:p>
          </table:table-cell>
        </table:table-row>
        <table:table-row table:style-name="row5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Знакомство с Олимпийской столицей   Цена: 6900руб.   Продолжительность: 3   Курорт: Сочи   Даты тура: c Января до Мая</text:p>
          </table:table-cell>
        </table:table-row>
        <table:table-row table:style-name="row66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Туры для горнолыжников 2015   Цена: 798руб.   Продолжительность: 1   Курорт: Красная поляна   Даты тура: c Января до Марта</text:p>
          </table:table-cell>
        </table:table-row>
        <table:table-row table:style-name="row77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Монт Ярд - зимние акции   Цена: 2240руб.   Продолжительность: 1   Курорт: Красная поляна   Даты тура: c Января до Мая</text:p>
          </table:table-cell>
        </table:table-row>
        <table:table-row table:style-name="row88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Тур для молодоженов в Сочи-Бриз   Цена: 7025руб.   Продолжительность: 3   Курорт: Сочи   Даты тура: c Января до Апреля</text:p>
          </table:table-cell>
        </table:table-row>
        <table:table-row table:style-name="row99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Зима - SPA в Сочи-Бриз   Цена: 23100руб.   Продолжительность: 8   Курорт: Сочи   Даты тура: c Января до Апреля</text:p>
          </table:table-cell>
        </table:table-row>
        <table:table-row table:style-name="row101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Туры выходного дня в Сочи-Бризе   Цена: 10860руб.   Продолжительность: 4   Курорт: Сочи   Даты тура: c Января до Апреля</text:p>
          </table:table-cell>
        </table:table-row>
        <table:table-row table:style-name="row11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Solis   Цена: 3350руб.   Продолжительность: 2   Курорт: Красная поляна   Даты тура: c Января до Августа</text:p>
          </table:table-cell>
        </table:table-row>
        <table:table-row table:style-name="row121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Долина 960   Цена: 3350руб.   Продолжительность: 2   Курорт: Красная поляна   Даты тура: c Января до Августа</text:p>
          </table:table-cell>
        </table:table-row>
        <table:table-row table:style-name="row131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Туры от Radisson Blu Resort &amp;amp; Congress Centre, Sochi    Цена: 4500руб.   Продолжительность: 2   Курорт: Имеретинский курорт   Даты тура: c Февраля до Декабря</text:p>
          </table:table-cell>
        </table:table-row>
        <table:table-row table:style-name="row141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Туры выходного дня в санатории Металлург   Цена: 3000руб.   Продолжительность: 3   Курорт: Сочи   Даты тура: c Февраля до Мая</text:p>
          </table:table-cell>
        </table:table-row>
        <table:table-row table:style-name="row1414">
          <table:table-cell/>
          <table:table-cell/>
          <table:table-cell table:style-name="cell {0}" office:value-type="string">
            <text:p>Бесплатные ночи в отеле Риксос   Цена: 5950руб.   Продолжительность: 2   Курорт: Красная поляна   Даты тура: c Апреля до Дека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Летние каникулы в лагере Yangee   Цена: 61990руб.   Продолжительность: 14   Курорт: Красная поляна   Даты тура: c Июня до Августа</text:p>
          </table:table-cell>
        </table:table-row>
        <table:table-row table:style-name="row16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Каникулы в Олимпийском Сочи от Отеля Парк Инн   Цена: 4900руб.   Продолжительность: 3   Курорт: Сочи   Даты тура: c Июля до Июля</text:p>
          </table:table-cell>
        </table:table-row>
        <table:table-row table:style-name="row17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Гелиопарк Фристайл   Цена: 1500руб.   Продолжительность: 2   Курорт: Красная поляна   Даты тура: c Апреля до Ноября</text:p>
          </table:table-cell>
        </table:table-row>
        <table:table-row table:style-name="row18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Мир, Труд, Май в СКО Адлеркурорт   Цена: 1020руб.   Продолжительность: 2   Курорт: Адлер   Даты тура: c Мая до Мая</text:p>
          </table:table-cell>
        </table:table-row>
        <table:table-row table:style-name="row19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День Победы в пансионате Коралл   Цена: 5800руб.   Продолжительность: 4   Курорт: Адлер   Даты тура: c Мая до Мая</text:p>
          </table:table-cell>
        </table:table-row>
        <table:table-row table:style-name="row20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Каникулы в Гранд Отель Поляна   Цена: 7390руб.   Продолжительность: 3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Уикенд в Гранд Отель Поляна   Цена: 9010руб.   Продолжительность: 3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 table:style-name="cell {0}" office:value-type="string">
            <text:p>Горы развлечений в Годен Тюлип Роза Хутор   Цена: 4550руб.   Продолжительность: 3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Майский тур в ОК Дагомыс   Цена: 4600руб.   Продолжительность: 3   Курорт: Лазаревское   Даты тура: c Мая до Мая</text:p>
          </table:table-cell>
        </table:table-row>
        <table:table-row table:style-name="row23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Майский тур в отеле Звездный   Цена: 6748руб.   Продолжительность: 3   Курорт: Сочи   Даты тура: c Мая до Мая</text:p>
          </table:table-cell>
        </table:table-row>
        <table:table-row table:style-name="row24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+море в отеле Голден Тюлип Роза Хутор   Цена: 3250руб.   Продолжительность: 2   Курорт: Красная поляна   Даты тура: c Сентября до Сент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Тюлип Инн Роза Хутор   Цена: 4150руб.   Продолжительность: 3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Горы+море в отеле Тюлип Инн Роза Хутор   Цена: 2650руб.   Продолжительность: 2   Курорт: Красная поляна   Даты тура: c Сентября до Сентя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01T15:25:58</meta:creation-date>
    <dc:creator>Lars Behrmann</dc:creator>
    <dc:date>2015-05-01T15:25:58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